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4cdc" officeooo:paragraph-rsid="00114cdc" style:font-weight-asian="bold" style:font-weight-complex="bold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fo:font-weight="bold" officeooo:rsid="00114cdc" officeooo:paragraph-rsid="001285e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85e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-1. Write an SQL query to print the FIRST_NAME from Worker table after removing</text:p>
      <text:p text:style-name="Standard">white spaces from the right side.</text:p>
      <text:p text:style-name="P1">Ans:<text:tab/><text:span text:style-name="T1">SELECT RTRIM(first_name) from worker;</text:span></text:p>
      <text:p text:style-name="P1"/>
      <text:p text:style-name="Standard">Q-2. Write an SQL query that fetches the unique values of DEPARTMENT from Worker</text:p>
      <text:p text:style-name="Standard">table and prints its length.</text:p>
      <text:p text:style-name="P1">Ans: <text:span text:style-name="T1"><text:s/>SELECT DISTINCT(department), LEN(department) AS length FROM worker;</text:span></text:p>
      <text:p text:style-name="P1"><text:span text:style-name="T1"/></text:p>
      <text:p text:style-name="Standard">Q-3. Write an SQL query to fetch nth max salaries from a table.</text:p>
      <text:p text:style-name="P1">Ans: <text:span text:style-name="T2">using dense_rank()</text:span></text:p>
      <text:p text:style-name="P2"><text:span text:style-name="T2">SELECT * FROM (SELECT emp_names, salaries, DENSE_RANK() OVER(ORDER BY salaries desc) rank <text:s/>FROM employees) AS emp WHERE rank= nth;</text:span></text:p>
      <text:p text:style-name="P2"><text:span text:style-name="T2"><text:s/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1T19:14:44.874000000</meta:creation-date>
    <dc:date>2022-08-11T20:10:53.369000000</dc:date>
    <meta:editing-duration>PT34M18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10" meta:word-count="87" meta:character-count="554" meta:non-whitespace-character-count="472"/>
  </office:meta>
</office:document-meta>
</file>